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.log" table:style-name="ta1">
        <table:shapes>
          <draw:frame draw:z-index="0" draw:style-name="gr1" draw:text-style-name="P1" svg:width="159.99mm" svg:height="89.99mm" svg:x="79.83mm" svg:y="1mm">
            <loext:p draw:notify-on-update-of-ranges="'cameraslog_1.log'.A2:'cameraslog_1.log'.A1001 'cameraslog_1.log'.B1:'cameraslog_1.log'.B1 'cameraslog_1.log'.B2:'cameraslog_1.log'.B1001 'cameraslog_1.log'.A2:'cameraslog_1.log'.A1001 'cameraslog_1.log'.C1:'cameraslog_1.log'.C1 'cameraslog_1.log'.C2:'cameraslog_1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66428" calcext:value-type="float">
            <text:p>17,664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773894" calcext:value-type="float">
            <text:p>17,7738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047869" calcext:value-type="float">
            <text:p>18,0478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533527" calcext:value-type="float">
            <text:p>17,5335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64311" calcext:value-type="float">
            <text:p>17,643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246444" calcext:value-type="float">
            <text:p>18,246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109119" calcext:value-type="float">
            <text:p>18,1091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70304" calcext:value-type="float">
            <text:p>18,5703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172966" calcext:value-type="float">
            <text:p>18,1729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72966" calcext:value-type="float">
            <text:p>18,1729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704545" calcext:value-type="float">
            <text:p>17,7045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827058" calcext:value-type="float">
            <text:p>17,8270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254934" calcext:value-type="float">
            <text:p>18,2549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150955" calcext:value-type="float">
            <text:p>18,1509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176304" calcext:value-type="float">
            <text:p>18,1763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479892" calcext:value-type="float">
            <text:p>17,4798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920857" calcext:value-type="float">
            <text:p>17,9208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854482" calcext:value-type="float">
            <text:p>16,8544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742998" calcext:value-type="float">
            <text:p>16,7429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287344" calcext:value-type="float">
            <text:p>16,2873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566693" calcext:value-type="float">
            <text:p>16,5666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240774" calcext:value-type="float">
            <text:p>16,2407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267738" calcext:value-type="float">
            <text:p>16,2677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794198" calcext:value-type="float">
            <text:p>16,7941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411782" calcext:value-type="float">
            <text:p>16,4117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542664" calcext:value-type="float">
            <text:p>16,5426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542664" calcext:value-type="float">
            <text:p>16,5426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437916" calcext:value-type="float">
            <text:p>16,437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437916" calcext:value-type="float">
            <text:p>16,437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307182" calcext:value-type="float">
            <text:p>16,3071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879226" calcext:value-type="float">
            <text:p>15,8792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879226" calcext:value-type="float">
            <text:p>15,8792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879226" calcext:value-type="float">
            <text:p>15,8792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489297" calcext:value-type="float">
            <text:p>15,489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489297" calcext:value-type="float">
            <text:p>15,489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489297" calcext:value-type="float">
            <text:p>15,489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489297" calcext:value-type="float">
            <text:p>15,489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489297" calcext:value-type="float">
            <text:p>15,489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169829" calcext:value-type="float">
            <text:p>15,1698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169829" calcext:value-type="float">
            <text:p>15,1698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169829" calcext:value-type="float">
            <text:p>15,1698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169829" calcext:value-type="float">
            <text:p>15,1698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409423" calcext:value-type="float">
            <text:p>15,4094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09423" calcext:value-type="float">
            <text:p>15,4094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09423" calcext:value-type="float">
            <text:p>15,4094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409423" calcext:value-type="float">
            <text:p>15,4094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338825" calcext:value-type="float">
            <text:p>15,3388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338825" calcext:value-type="float">
            <text:p>15,3388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592282" calcext:value-type="float">
            <text:p>15,592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592282" calcext:value-type="float">
            <text:p>15,592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053785" calcext:value-type="float">
            <text:p>15,0537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053785" calcext:value-type="float">
            <text:p>15,0537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053785" calcext:value-type="float">
            <text:p>15,0537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463336" calcext:value-type="float">
            <text:p>14,4633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.923875" calcext:value-type="float">
            <text:p>14,9238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124376" calcext:value-type="float">
            <text:p>15,1243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124376" calcext:value-type="float">
            <text:p>15,1243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.384351" calcext:value-type="float">
            <text:p>15,3843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384351" calcext:value-type="float">
            <text:p>15,3843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94895" calcext:value-type="float">
            <text:p>14,948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94895" calcext:value-type="float">
            <text:p>14,948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948018" calcext:value-type="float">
            <text:p>14,948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948018" calcext:value-type="float">
            <text:p>14,948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948018" calcext:value-type="float">
            <text:p>14,948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948018" calcext:value-type="float">
            <text:p>14,948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948018" calcext:value-type="float">
            <text:p>14,948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948018" calcext:value-type="float">
            <text:p>14,948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948018" calcext:value-type="float">
            <text:p>14,9480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947967" calcext:value-type="float">
            <text:p>14,9479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121671" calcext:value-type="float">
            <text:p>14,1216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121671" calcext:value-type="float">
            <text:p>14,1216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121671" calcext:value-type="float">
            <text:p>14,1216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121671" calcext:value-type="float">
            <text:p>14,1216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121671" calcext:value-type="float">
            <text:p>14,1216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121671" calcext:value-type="float">
            <text:p>14,1216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121671" calcext:value-type="float">
            <text:p>14,1216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121671" calcext:value-type="float">
            <text:p>14,1216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309201" calcext:value-type="float">
            <text:p>14,3092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309201" calcext:value-type="float">
            <text:p>14,3092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309201" calcext:value-type="float">
            <text:p>14,3092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309201" calcext:value-type="float">
            <text:p>14,3092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419681" calcext:value-type="float">
            <text:p>14,4196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419681" calcext:value-type="float">
            <text:p>14,4196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.419681" calcext:value-type="float">
            <text:p>14,4196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419681" calcext:value-type="float">
            <text:p>14,4196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.646203" calcext:value-type="float">
            <text:p>14,6462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646203" calcext:value-type="float">
            <text:p>14,6462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646203" calcext:value-type="float">
            <text:p>14,6462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.646203" calcext:value-type="float">
            <text:p>14,6462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763205" calcext:value-type="float">
            <text:p>14,763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763205" calcext:value-type="float">
            <text:p>14,763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763205" calcext:value-type="float">
            <text:p>14,7632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.757706" calcext:value-type="float">
            <text:p>14,7577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444689" calcext:value-type="float">
            <text:p>14,444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.491153" calcext:value-type="float">
            <text:p>14,4911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.426151" calcext:value-type="float">
            <text:p>14,4261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.426151" calcext:value-type="float">
            <text:p>14,4261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037177" calcext:value-type="float">
            <text:p>14,0371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700145" calcext:value-type="float">
            <text:p>13,7001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440213" calcext:value-type="float">
            <text:p>13,4402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440213" calcext:value-type="float">
            <text:p>13,4402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440213" calcext:value-type="float">
            <text:p>13,4402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440213" calcext:value-type="float">
            <text:p>13,4402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440213" calcext:value-type="float">
            <text:p>13,4402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34919" calcext:value-type="float">
            <text:p>13,34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238774" calcext:value-type="float">
            <text:p>13,2387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.238774" calcext:value-type="float">
            <text:p>13,2387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.238774" calcext:value-type="float">
            <text:p>13,2387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310976" calcext:value-type="float">
            <text:p>13,3109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.310976" calcext:value-type="float">
            <text:p>13,3109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342677" calcext:value-type="float">
            <text:p>13,3426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343574" calcext:value-type="float">
            <text:p>13,3435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343574" calcext:value-type="float">
            <text:p>13,3435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343574" calcext:value-type="float">
            <text:p>13,3435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343574" calcext:value-type="float">
            <text:p>13,3435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343574" calcext:value-type="float">
            <text:p>13,3435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908093" calcext:value-type="float">
            <text:p>12,9080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.908093" calcext:value-type="float">
            <text:p>12,9080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55812" calcext:value-type="float">
            <text:p>12,55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623119" calcext:value-type="float">
            <text:p>12,6231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623119" calcext:value-type="float">
            <text:p>12,6231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364079" calcext:value-type="float">
            <text:p>12,364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364079" calcext:value-type="float">
            <text:p>12,364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364079" calcext:value-type="float">
            <text:p>12,364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364079" calcext:value-type="float">
            <text:p>12,364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364079" calcext:value-type="float">
            <text:p>12,364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364079" calcext:value-type="float">
            <text:p>12,364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364079" calcext:value-type="float">
            <text:p>12,364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364079" calcext:value-type="float">
            <text:p>12,3640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364073" calcext:value-type="float">
            <text:p>12,3640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364073" calcext:value-type="float">
            <text:p>12,3640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364073" calcext:value-type="float">
            <text:p>12,3640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364073" calcext:value-type="float">
            <text:p>12,3640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364073" calcext:value-type="float">
            <text:p>12,3640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234036" calcext:value-type="float">
            <text:p>12,234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234036" calcext:value-type="float">
            <text:p>12,234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234036" calcext:value-type="float">
            <text:p>12,234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234036" calcext:value-type="float">
            <text:p>12,234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234036" calcext:value-type="float">
            <text:p>12,234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14215" calcext:value-type="float">
            <text:p>12,14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14215" calcext:value-type="float">
            <text:p>12,14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14215" calcext:value-type="float">
            <text:p>12,14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14215" calcext:value-type="float">
            <text:p>12,14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993557" calcext:value-type="float">
            <text:p>11,9935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993557" calcext:value-type="float">
            <text:p>11,9935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.708497" calcext:value-type="float">
            <text:p>11,7084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.708497" calcext:value-type="float">
            <text:p>11,7084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384508" calcext:value-type="float">
            <text:p>11,3845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436486" calcext:value-type="float">
            <text:p>11,4364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436486" calcext:value-type="float">
            <text:p>11,4364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.436486" calcext:value-type="float">
            <text:p>11,4364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.436486" calcext:value-type="float">
            <text:p>11,4364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372465" calcext:value-type="float">
            <text:p>11,3724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372465" calcext:value-type="float">
            <text:p>11,3724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372465" calcext:value-type="float">
            <text:p>11,3724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372465" calcext:value-type="float">
            <text:p>11,3724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.372465" calcext:value-type="float">
            <text:p>11,3724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372465" calcext:value-type="float">
            <text:p>11,3724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.372465" calcext:value-type="float">
            <text:p>11,3724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.339138" calcext:value-type="float">
            <text:p>11,3391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339138" calcext:value-type="float">
            <text:p>11,3391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339138" calcext:value-type="float">
            <text:p>11,3391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339138" calcext:value-type="float">
            <text:p>11,3391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.339138" calcext:value-type="float">
            <text:p>11,3391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333618" calcext:value-type="float">
            <text:p>11,333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053226" calcext:value-type="float">
            <text:p>11,053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053226" calcext:value-type="float">
            <text:p>11,053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053226" calcext:value-type="float">
            <text:p>11,053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007718" calcext:value-type="float">
            <text:p>11,0077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007718" calcext:value-type="float">
            <text:p>11,0077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722647" calcext:value-type="float">
            <text:p>10,7226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71523" calcext:value-type="float">
            <text:p>10,715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.71523" calcext:value-type="float">
            <text:p>10,715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664192" calcext:value-type="float">
            <text:p>10,6641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567666" calcext:value-type="float">
            <text:p>10,5676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567666" calcext:value-type="float">
            <text:p>10,5676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567666" calcext:value-type="float">
            <text:p>10,5676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.567666" calcext:value-type="float">
            <text:p>10,5676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567666" calcext:value-type="float">
            <text:p>10,5676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567666" calcext:value-type="float">
            <text:p>10,5676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567666" calcext:value-type="float">
            <text:p>10,5676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.476638" calcext:value-type="float">
            <text:p>10,476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172163" calcext:value-type="float">
            <text:p>10,1721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133966" calcext:value-type="float">
            <text:p>10,133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.133966" calcext:value-type="float">
            <text:p>10,133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133966" calcext:value-type="float">
            <text:p>10,133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133966" calcext:value-type="float">
            <text:p>10,133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.133966" calcext:value-type="float">
            <text:p>10,133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133966" calcext:value-type="float">
            <text:p>10,133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133966" calcext:value-type="float">
            <text:p>10,133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133966" calcext:value-type="float">
            <text:p>10,133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615041" calcext:value-type="float">
            <text:p>9,6150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621595" calcext:value-type="float">
            <text:p>9,6215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446926" calcext:value-type="float">
            <text:p>9,446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33648" calcext:value-type="float">
            <text:p>9,33648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8:44.07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8:50.902000000</dc:date>
    <meta:editing-duration>PT1M12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1.log'.A2:'cameraslog_1.log'.C1001 'cameraslog_1.log'.B1:'cameraslog_1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1.log'.B2:'cameraslog_1.log'.B1001" chart:label-cell-address="'cameraslog_1.log'.B1:'cameraslog_1.log'.B1" chart:class="chart:scatter">
            <chart:domain table:cell-range-address="'cameraslog_1.log'.A2:'cameraslog_1.log'.A1001"/>
            <chart:data-point chart:repeated="1000"/>
          </chart:series>
          <chart:series chart:style-name="ch8" chart:values-cell-range-address="'cameraslog_1.log'.C2:'cameraslog_1.log'.C1001" chart:label-cell-address="'cameraslog_1.log'.C1:'cameraslog_1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1.log'.B1:'cameraslog_1.log'.B1</svg:desc>
                </draw:g>
              </table:table-cell>
              <table:table-cell office:value-type="string">
                <text:p>number of cameras</text:p>
                <draw:g>
                  <svg:desc>'cameraslog_1.log'.C1:'cameras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1.log'.A2:'cameraslog_1.log'.A1001</svg:desc>
                </draw:g>
              </table:table-cell>
              <table:table-cell office:value-type="float" office:value="17.66428">
                <text:p>17.66428</text:p>
                <draw:g>
                  <svg:desc>'cameraslog_1.log'.B2:'cameraslog_1.log'.B1001</svg:desc>
                </draw:g>
              </table:table-cell>
              <table:table-cell office:value-type="float" office:value="19">
                <text:p>19</text:p>
                <draw:g>
                  <svg:desc>'cameraslog_1.log'.C2:'cameraslog_1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773894">
                <text:p>17.7738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.047869">
                <text:p>18.0478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533527">
                <text:p>17.5335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.64311">
                <text:p>17.643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.246444">
                <text:p>18.2464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109119">
                <text:p>18.109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.570304">
                <text:p>18.5703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172966">
                <text:p>18.1729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72966">
                <text:p>18.1729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.704545">
                <text:p>17.7045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827058">
                <text:p>17.8270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.254934">
                <text:p>18.2549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.150955">
                <text:p>18.1509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.176304">
                <text:p>18.1763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.479892">
                <text:p>17.4798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920857">
                <text:p>17.9208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.854482">
                <text:p>16.8544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.742998">
                <text:p>16.7429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287344">
                <text:p>16.287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.566693">
                <text:p>16.5666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.240774">
                <text:p>16.2407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.267738">
                <text:p>16.2677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794198">
                <text:p>16.7941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.411782">
                <text:p>16.4117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.542664">
                <text:p>16.5426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542664">
                <text:p>16.5426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437916">
                <text:p>16.437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437916">
                <text:p>16.437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.307182">
                <text:p>16.3071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879226">
                <text:p>15.879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879226">
                <text:p>15.879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879226">
                <text:p>15.879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489297">
                <text:p>15.489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489297">
                <text:p>15.489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489297">
                <text:p>15.489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489297">
                <text:p>15.489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489297">
                <text:p>15.489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169829">
                <text:p>15.169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169829">
                <text:p>15.169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169829">
                <text:p>15.169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169829">
                <text:p>15.169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409423">
                <text:p>15.4094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409423">
                <text:p>15.4094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409423">
                <text:p>15.4094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409423">
                <text:p>15.4094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.338825">
                <text:p>15.3388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.338825">
                <text:p>15.3388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592282">
                <text:p>15.5922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592282">
                <text:p>15.5922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053785">
                <text:p>15.0537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053785">
                <text:p>15.0537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053785">
                <text:p>15.0537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.463336">
                <text:p>14.463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923875">
                <text:p>14.923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124376">
                <text:p>15.1243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.124376">
                <text:p>15.1243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.384351">
                <text:p>15.384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.384351">
                <text:p>15.384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.94895">
                <text:p>14.948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.94895">
                <text:p>14.948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948018">
                <text:p>14.9480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948018">
                <text:p>14.9480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948018">
                <text:p>14.9480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.948018">
                <text:p>14.9480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948018">
                <text:p>14.9480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948018">
                <text:p>14.9480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948018">
                <text:p>14.9480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.947967">
                <text:p>14.9479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.121671">
                <text:p>14.1216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121671">
                <text:p>14.1216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121671">
                <text:p>14.1216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121671">
                <text:p>14.1216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121671">
                <text:p>14.1216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121671">
                <text:p>14.1216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121671">
                <text:p>14.1216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.121671">
                <text:p>14.1216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309201">
                <text:p>14.3092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.309201">
                <text:p>14.3092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.309201">
                <text:p>14.3092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.309201">
                <text:p>14.3092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.419681">
                <text:p>14.4196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.419681">
                <text:p>14.4196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.419681">
                <text:p>14.4196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.419681">
                <text:p>14.4196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.646203">
                <text:p>14.6462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.646203">
                <text:p>14.6462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.646203">
                <text:p>14.6462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.646203">
                <text:p>14.6462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763205">
                <text:p>14.763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.763205">
                <text:p>14.763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.763205">
                <text:p>14.763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.757706">
                <text:p>14.7577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4.444689">
                <text:p>14.4446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4.491153">
                <text:p>14.4911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4.426151">
                <text:p>14.4261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.426151">
                <text:p>14.4261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.037177">
                <text:p>14.0371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700145">
                <text:p>13.7001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440213">
                <text:p>13.440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440213">
                <text:p>13.440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440213">
                <text:p>13.440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440213">
                <text:p>13.440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.440213">
                <text:p>13.440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.34919">
                <text:p>13.34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.238774">
                <text:p>13.2387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3.238774">
                <text:p>13.2387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3.238774">
                <text:p>13.2387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3.310976">
                <text:p>13.3109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.310976">
                <text:p>13.3109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.342677">
                <text:p>13.3426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.343574">
                <text:p>13.3435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.343574">
                <text:p>13.3435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.343574">
                <text:p>13.3435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3.343574">
                <text:p>13.3435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3.343574">
                <text:p>13.3435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.908093">
                <text:p>12.9080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.908093">
                <text:p>12.9080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.55812">
                <text:p>12.558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.623119">
                <text:p>12.6231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.623119">
                <text:p>12.6231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.364079">
                <text:p>12.3640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364079">
                <text:p>12.3640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.364079">
                <text:p>12.3640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.364079">
                <text:p>12.3640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.364079">
                <text:p>12.3640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.364079">
                <text:p>12.3640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364079">
                <text:p>12.3640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.364079">
                <text:p>12.3640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.364073">
                <text:p>12.3640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.364073">
                <text:p>12.3640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.364073">
                <text:p>12.3640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364073">
                <text:p>12.3640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.364073">
                <text:p>12.3640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.234036">
                <text:p>12.2340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.234036">
                <text:p>12.2340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.234036">
                <text:p>12.2340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.234036">
                <text:p>12.2340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.234036">
                <text:p>12.2340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.14215">
                <text:p>12.142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.14215">
                <text:p>12.142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.14215">
                <text:p>12.142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.14215">
                <text:p>12.142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.993557">
                <text:p>11.9935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.993557">
                <text:p>11.9935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.708497">
                <text:p>11.7084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.708497">
                <text:p>11.7084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.384508">
                <text:p>11.3845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.436486">
                <text:p>11.4364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.436486">
                <text:p>11.4364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.436486">
                <text:p>11.4364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.436486">
                <text:p>11.4364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.372465">
                <text:p>11.3724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.372465">
                <text:p>11.3724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.372465">
                <text:p>11.3724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.372465">
                <text:p>11.3724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.372465">
                <text:p>11.3724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.372465">
                <text:p>11.3724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.372465">
                <text:p>11.3724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.339138">
                <text:p>11.3391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.339138">
                <text:p>11.3391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.339138">
                <text:p>11.3391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.339138">
                <text:p>11.3391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.339138">
                <text:p>11.3391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.333618">
                <text:p>11.333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.053226">
                <text:p>11.0532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.053226">
                <text:p>11.0532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053226">
                <text:p>11.0532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.007718">
                <text:p>11.0077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007718">
                <text:p>11.0077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.722647">
                <text:p>10.7226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.71523">
                <text:p>10.71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.71523">
                <text:p>10.71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664192">
                <text:p>10.6641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.567666">
                <text:p>10.567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.567666">
                <text:p>10.567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.567666">
                <text:p>10.567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.567666">
                <text:p>10.567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.567666">
                <text:p>10.567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.567666">
                <text:p>10.567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.567666">
                <text:p>10.567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.476638">
                <text:p>10.476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.172163">
                <text:p>10.17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.133966">
                <text:p>10.133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.133966">
                <text:p>10.133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.133966">
                <text:p>10.133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.133966">
                <text:p>10.133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.133966">
                <text:p>10.133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.133966">
                <text:p>10.133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.133966">
                <text:p>10.133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.133966">
                <text:p>10.133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.615041">
                <text:p>9.6150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621595">
                <text:p>9.6215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446926">
                <text:p>9.4469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.33648">
                <text:p>9.33648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